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085334" style:font-size-asian="11pt" style:font-size-complex="11pt"/>
    </style:style>
    <style:style style:name="P3" style:family="paragraph" style:parent-style-name="Standard">
      <style:text-properties fo:color="#069a2e" loext:opacity="100%" fo:font-weight="bold" style:font-weight-asian="bold" style:font-weight-complex="bold"/>
    </style:style>
    <style:style style:name="P4" style:family="paragraph" style:parent-style-name="Standard">
      <style:text-properties fo:color="#3465a4" loext:opacity="100%" fo:font-size="11pt" style:font-size-asian="11pt" style:font-size-complex="11pt"/>
    </style:style>
    <style:style style:name="P5" style:family="paragraph" style:parent-style-name="Standard">
      <style:text-properties fo:color="#3465a4" loext:opacity="100%" fo:font-size="11pt" officeooo:paragraph-rsid="00042a30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paragraph-rsid="00085334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465a4" loext:opacity="100%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bf0041" loext:opacity="100%"/>
    </style:style>
    <style:style style:name="T7" style:family="text">
      <style:text-properties fo:color="#bf0041" loext:opacity="100%" fo:font-size="10pt" style:font-size-asian="10pt" style:font-size-complex="10pt"/>
    </style:style>
    <style:style style:name="T8" style:family="text">
      <style:text-properties fo:color="#bf0041" loext:opacity="100%" fo:font-weight="bold" style:font-weight-asian="bold" style:font-weight-complex="bold"/>
    </style:style>
    <style:style style:name="T9" style:family="text">
      <style:text-properties fo:color="#ff4000" loext:opacity="100%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fo:font-size="10.5pt" style:font-size-asian="10.5pt" style:font-size-complex="10.5pt"/>
    </style:style>
    <style:style style:name="T12" style:family="text">
      <style:text-properties fo:color="#ff0000" loext:opacity="100%" fo:font-size="10pt" style:font-size-asian="10pt" style:font-size-complex="10pt"/>
    </style:style>
    <style:style style:name="T13" style:family="text">
      <style:text-properties fo:color="#800080" loext:opacity="100%"/>
    </style:style>
    <style:style style:name="T14" style:family="text">
      <style:text-properties fo:color="#800080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include &lt;windows.h&gt;</text:p>
      <text:p text:style-name="P3">#include &lt;stdio.h&gt;</text:p>
      <text:p text:style-name="Standard"/>
      <text:p text:style-name="Standard">HWND staticTextField1;</text:p>
      <text:p text:style-name="Standard">HDC hdcStatic;</text:p>
      <text:p text:style-name="Standard">UINT Message_ant = 0;</text:p>
      <text:p text:style-name="Standard"><text:span text:style-name="T2">int</text:span> noMsg = 0;</text:p>
      <text:p text:style-name="P4">/* </text:p>
      <text:p text:style-name="P4"><text:tab/>Descrição dos parâmetros</text:p>
      <text:p text:style-name="P4"><text:tab/> </text:p>
      <text:p text:style-name="P4"><text:tab/>WPARAM wParam // Handle to a display context (DC).</text:p>
      <text:p text:style-name="P4"><text:tab/>LPARAM lParam; // Handle to a child window (control).</text:p>
      <text:p text:style-name="P4">*/</text:p>
      <text:p text:style-name="P1"><text:span text:style-name="T8">LRESULT CALLBACK</text:span> WndProc(HWND hwnd, UINT Message, WPARAM wParam, LPARAM lParam) {</text:p>
      <text:p text:style-name="P1"><text:tab/></text:p>
      <text:p text:style-name="P1"><text:tab/></text:p>
      <text:p text:style-name="P1"><text:s text:c="3"/><text:tab/>PAINTSTRUCT ps;</text:p>
      <text:p text:style-name="P1"><text:s text:c="3"/><text:tab/>HDC hdc;</text:p>
      <text:p text:style-name="P1"><text:s text:c="3"/><text:tab/><text:span text:style-name="T2">char</text:span> greeting[] = <text:span text:style-name="T10">"Hello, Windows desktop!"</text:span>;</text:p>
      <text:p text:style-name="P1"><text:s text:c="3"/><text:tab/><text:span text:style-name="T2">char</text:span> txtMessage[40];</text:p>
      <text:p text:style-name="P1"><text:tab/>HINSTANCE g_inst;</text:p>
      <text:p text:style-name="P1"><text:tab/>hdcStatic = (HDC)wParam;</text:p>
      <text:p text:style-name="P1"><text:tab/><text:span text:style-name="T2">char</text:span> str[255] = <text:span text:style-name="T10">""</text:span>;</text:p>
      <text:p text:style-name="P1"><text:tab/><text:span text:style-name="T2">int</text:span> j = 0;</text:p>
      <text:p text:style-name="P1"><text:tab/>HWND hWndControl = (HWND)lParam;</text:p>
      <text:p text:style-name="P1"><text:tab/>FILE *fp;</text:p>
      <text:p text:style-name="P1"><text:tab/></text:p>
      <text:p text:style-name="P1"><text:tab/>noMsg++;</text:p>
      <text:p text:style-name="P1"><text:tab/><text:span text:style-name="T2">switch</text:span>(Message) {</text:p>
      <text:p text:style-name="P1"/>
      <text:p text:style-name="P1"><text:tab/> <text:s text:c="2"/><text:tab/><text:span text:style-name="T2">case</text:span> <text:span text:style-name="T7">WM_PARENTNOTIFY</text:span>:</text:p>
      <text:p text:style-name="P1"><text:tab/> <text:s text:c="2"/><text:tab/><text:tab/>strcpy(txtMessage,<text:span text:style-name="T10">"WM_PARENTNOTIFY"</text:span>);</text:p>
      <text:p text:style-name="P1"><text:tab/><text:tab/><text:tab/><text:span text:style-name="T2">break</text:span>;</text:p>
      <text:p text:style-name="P1"><text:tab/> <text:s text:c="2"/><text:tab/><text:span text:style-name="T2">case</text:span> <text:span text:style-name="T7">WM_SHOWWINDOW</text:span>:</text:p>
      <text:p text:style-name="P1"><text:tab/> <text:s text:c="2"/><text:tab/><text:tab/>strcpy(txtMessage,<text:span text:style-name="T10">"WM_SHOWWINDOW"</text:span>);</text:p>
      <text:p text:style-name="P1"><text:tab/><text:tab/><text:tab/><text:span text:style-name="T2">break</text:span>;</text:p>
      <text:p text:style-name="P1"><text:tab/> <text:s text:c="2"/><text:tab/><text:span text:style-name="T2">case</text:span> <text:span text:style-name="T7">WM_ACTIVATEAPP</text:span>:</text:p>
      <text:p text:style-name="P1"><text:tab/> <text:s text:c="2"/><text:tab/><text:tab/>strcpy(txtMessage,<text:span text:style-name="T10">"WM_ACTIVATEAPP"</text:span>);</text:p>
      <text:p text:style-name="P1"><text:tab/><text:tab/><text:tab/><text:span text:style-name="T2">break</text:span>;</text:p>
      <text:p text:style-name="P1"><text:tab/> <text:s text:c="2"/><text:tab/><text:span text:style-name="T2">case</text:span> <text:span text:style-name="T7">WM_NCACTIVATE</text:span>:</text:p>
      <text:p text:style-name="P1"><text:tab/> <text:s text:c="2"/><text:tab/><text:tab/>strcpy(txtMessage,<text:span text:style-name="T10">"WM_NCACTIVATE"</text:span>);</text:p>
      <text:p text:style-name="P1"><text:tab/><text:tab/><text:tab/><text:span text:style-name="T2">break</text:span>;</text:p>
      <text:p text:style-name="P1"><text:tab/><text:tab/><text:span text:style-name="T2">case</text:span> <text:span text:style-name="T7">WM_PAINT</text:span>:</text:p>
      <text:p text:style-name="P1"><text:tab/><text:tab/><text:tab/>hdc = BeginPaint(hwnd, &amp;ps);</text:p>
      <text:p text:style-name="P4"><text:tab/> <text:s text:c="5"/><text:tab/><text:tab/>// Here your application is laid out.</text:p>
      <text:p text:style-name="P4"><text:tab/> <text:s text:c="5"/><text:tab/><text:tab/>// For this introduction, we just print out "Hello, Windows desktop!"</text:p>
      <text:p text:style-name="P4"><text:tab/> <text:s text:c="5"/><text:tab/><text:tab/>// in the top left corner.</text:p>
      <text:p text:style-name="P1"><text:tab/> <text:s text:c="5"/><text:tab/><text:tab/>SetTextColor(hdc, RGB(255, 0, 0));</text:p>
      <text:p text:style-name="P1"><text:tab/><text:tab/><text:tab/>TextOut(hdc, 15, 80, greeting, strlen(greeting));</text:p>
      <text:p text:style-name="P1"><text:tab/> <text:s text:c="5"/><text:tab/><text:tab/><text:span text:style-name="T3">// End application-specific layout section.</text:span></text:p>
      <text:p text:style-name="P1"><text:tab/></text:p>
      <text:p text:style-name="P1"><text:tab/> <text:s text:c="5"/><text:tab/><text:tab/>EndPaint(hwnd, &amp;ps);</text:p>
      <text:p text:style-name="P1"><text:tab/> <text:s text:c="5"/><text:tab/> <text:s text:c="3"/><text:tab/><text:span text:style-name="T2">break</text:span>;</text:p>
      <text:p text:style-name="P1"><text:tab/><text:tab/><text:tab/> <text:s/><text:tab/><text:tab/></text:p>
      <text:p text:style-name="P1"><text:tab/><text:tab/><text:span text:style-name="T3">/* Upon destruction, tell the main thread to stop */</text:span></text:p>
      <text:p text:style-name="P1"><text:tab/><text:tab/><text:span text:style-name="T2">case</text:span> <text:span text:style-name="T7">WM_DESTROY</text:span>: </text:p>
      <text:p text:style-name="P1"><text:tab/><text:tab/><text:tab/>strcpy(txtMessage,<text:span text:style-name="T10">"WM_DESTROY"</text:span>);</text:p>
      <text:p text:style-name="P1"><text:tab/><text:tab/><text:tab/>PostQuitMessage(0);</text:p>
      <text:p text:style-name="P1"><text:tab/><text:tab/><text:tab/><text:span text:style-name="T2">break</text:span>;</text:p>
      <text:p text:style-name="P1"><text:soft-page-break/><text:tab/><text:tab/></text:p>
      <text:p text:style-name="P1"><text:tab/> <text:s text:c="3"/><text:tab/><text:span text:style-name="T2">case</text:span> <text:span text:style-name="T7">WM_CREATE</text:span>:</text:p>
      <text:p text:style-name="P1"><text:tab/><text:tab/><text:tab/>strcpy(txtMessage,<text:span text:style-name="T10">"WM_CREATE"</text:span>);</text:p>
      <text:p text:style-name="P1"><text:tab/> <text:s text:c="7"/><text:tab/><text:tab/>staticTextField1 = CreateWindow("STATIC", "static1", WS_VISIBLE </text:p>
      <text:p text:style-name="P1"><text:tab/> <text:s text:c="8"/>| WS_CHILD, 20, 20, 300, 25, hwnd, NULL, NULL, NULL);</text:p>
      <text:p text:style-name="P1"><text:tab/> <text:s text:c="8"/></text:p>
      <text:p text:style-name="P1"><text:tab/><text:tab/><text:tab/>hdcStatic = GetDC(staticTextField1);</text:p>
      <text:p text:style-name="P1"><text:tab/><text:tab/><text:tab/>SetTextColor(hdcStatic, RGB(255, 0, 0));</text:p>
      <text:p text:style-name="P1"><text:tab/> <text:s text:c="8"/></text:p>
      <text:p text:style-name="P1"><text:tab/> <text:s text:c="7"/><text:tab/><text:tab/><text:span text:style-name="T2">break</text:span>;<text:tab/></text:p>
      <text:p text:style-name="P1"><text:tab/><text:tab/><text:span text:style-name="T2">case</text:span> <text:span text:style-name="T7">WM_CTLCOLORSTATIC</text:span>:</text:p>
      <text:p text:style-name="P1"><text:tab/><text:tab/><text:tab/>strcpy(txtMessage,<text:span text:style-name="T10">"WM_CTLCOLORSTATIC"</text:span>);</text:p>
      <text:p text:style-name="P1"><text:tab/><text:tab/><text:tab/>if ((HWND)lParam == (HWND)staticTextField1 ){</text:p>
      <text:p text:style-name="P1"><text:tab/><text:tab/><text:tab/><text:tab/>hdcStatic = (HDC) wParam;</text:p>
      <text:p text:style-name="P1"><text:tab/><text:tab/><text:tab/><text:tab/>SetTextColor((HDC)hdcStatic, RGB( 0, 128, 0));</text:p>
      <text:p text:style-name="P1"><text:tab/><text:tab/><text:tab/><text:tab/>SetBkMode((HDC)hdcStatic, RGB(255, 255, 0));</text:p>
      <text:p text:style-name="P1"><text:tab/><text:tab/><text:tab/><text:tab/>return (BOOL)GetSysColorBrush(COLOR_MENU);</text:p>
      <text:p text:style-name="P1"><text:tab/><text:tab/><text:tab/><text:tab/>}</text:p>
      <text:p text:style-name="P1"><text:tab/><text:tab/><text:tab/></text:p>
      <text:p text:style-name="P1"><text:tab/><text:tab/><text:tab/><text:span text:style-name="T2">break</text:span>;<text:tab/></text:p>
      <text:p text:style-name="P1"><text:tab/><text:tab/><text:span text:style-name="T3">/* All other messages (a lot of them) are processed using default procedures */</text:span></text:p>
      <text:p text:style-name="P1"><text:tab/><text:tab/><text:span text:style-name="T2">default</text:span>:</text:p>
      <text:p text:style-name="P1"><text:tab/><text:tab/><text:tab/>return DefWindowProc(hwnd, Message, wParam, lParam);</text:p>
      <text:p text:style-name="P1"><text:tab/>}</text:p>
      <text:p text:style-name="P1"><text:tab/><text:span text:style-name="T2">if(</text:span> Message != Message_ant){</text:p>
      <text:p text:style-name="P1"><text:tab/><text:tab/>fp = fopen(<text:span text:style-name="T10">"log.txt"</text:span>,<text:span text:style-name="T10">"a"</text:span>);</text:p>
      <text:p text:style-name="P1"><text:tab/><text:tab/>fprintf(fp,<text:span text:style-name="T10">"%s (%d)\n"</text:span>,txtMessage,noMsg);</text:p>
      <text:p text:style-name="P1"><text:tab/><text:tab/>fclose(fp);</text:p>
      <text:p text:style-name="P1"><text:tab/><text:tab/>Message_ant = Message;</text:p>
      <text:p text:style-name="P1"><text:tab/><text:tab/>noMsg = 0;</text:p>
      <text:p text:style-name="P1"><text:tab/><text:tab/>}</text:p>
      <text:p text:style-name="P1"><text:tab/></text:p>
      <text:p text:style-name="P1"><text:tab/>return 0;</text:p>
      <text:p text:style-name="P1">}</text:p>
      <text:p text:style-name="P1"/>
      <text:p text:style-name="P4">/* The 'main' function of Win32 GUI programs: this is where execution starts */</text:p>
      <text:p text:style-name="P1"><text:span text:style-name="T2">int</text:span> <text:span text:style-name="T14">WINAPI</text:span> WinMain(HINSTANCE hInstance, HINSTANCE hPrevInstance, LPSTR lpCmdLine, int nCmdShow) {</text:p>
      <text:p text:style-name="P1"><text:tab/>WNDCLASSEX wc; <text:tab/><text:span text:style-name="T3">/* A properties struct of our window */</text:span></text:p>
      <text:p text:style-name="P1"><text:tab/>HWND hwnd; <text:tab/><text:tab/><text:span text:style-name="T3">/* A 'HANDLE', hence the H, or a pointer to our window */</text:span></text:p>
      <text:p text:style-name="P1"><text:tab/>MSG msg; <text:tab/><text:tab/><text:span text:style-name="T3">/* A temporary location for all messages */</text:span></text:p>
      <text:p text:style-name="P1"/>
      <text:p text:style-name="P1"><text:tab/><text:span text:style-name="T3">/* zero out the struct and set the stuff we want to modify */</text:span></text:p>
      <text:p text:style-name="P1"><text:tab/>memset(&amp;wc,0,sizeof(wc));</text:p>
      <text:p text:style-name="P1"><text:tab/>wc.cbSize<text:tab/><text:tab/>= sizeof(WNDCLASSEX);</text:p>
      <text:p text:style-name="P1"><text:tab/>wc.lpfnWndProc<text:tab/>= WndProc; <text:span text:style-name="T3">/* This is where we will send messages to */</text:span></text:p>
      <text:p text:style-name="P1"><text:tab/>wc.hInstance<text:tab/> <text:tab/>= hInstance;</text:p>
      <text:p text:style-name="P1"><text:tab/>wc.hCursor<text:tab/><text:tab/>= LoadCursor(NULL, IDC_ARROW);</text:p>
      <text:p text:style-name="P1"><text:tab/><text:span text:style-name="T3">/* White, COLOR_WINDOW is just a #define for a system color, try Ctrl+Clicking it */</text:span></text:p>
      <text:p text:style-name="P1"><text:tab/>wc.hbrBackground = (HBRUSH)(COLOR_WINDOW+1);</text:p>
      <text:p text:style-name="P1"><text:tab/>wc.lpszClassName = <text:span text:style-name="T10">"WindowClass"</text:span>;</text:p>
      <text:p text:style-name="P1"><text:tab/>wc.hIcon = LoadIcon(hInstance, <text:span text:style-name="T10">"A"</text:span>); <text:span text:style-name="T3">/* Use hInstance como referência do local do icone */</text:span></text:p>
      <text:p text:style-name="P1"><text:tab/>wc.hIconSm = LoadIcon(hInstance, <text:span text:style-name="T10">"A"</text:span>); <text:span text:style-name="T3">/* use o nome "A" para usar o ícone do projeto */</text:span></text:p>
      <text:p text:style-name="P1"/>
      <text:p text:style-name="P2"><text:tab/></text:p>
      <text:p text:style-name="P6"><text:span text:style-name="T2"><text:tab/>if</text:span>(!RegisterClassEx(&amp;wc)) {</text:p>
      <text:p text:style-name="P1"><text:tab/><text:tab/><text:span text:style-name="T5">MessageBox(NULL, </text:span><text:span text:style-name="T10">"Window Registration Failed!"</text:span><text:span text:style-name="T5">,</text:span><text:span text:style-name="T10">"Error!"</text:span><text:span text:style-name="T5">, MB_ICONEXCLAMATION | MB_OK);</text:span></text:p>
      <text:p text:style-name="P1"><text:tab/><text:tab/>return 0;</text:p>
      <text:p text:style-name="P1"><text:tab/><text:tab/>}</text:p>
      <text:p text:style-name="P1"/>
      <text:p text:style-name="P1"><text:tab/>hwnd = CreateWindowEx(WS_EX_CLIENTEDGE,<text:span text:style-name="T10">"WindowClass"</text:span>, <text:span text:style-name="T10">"Minha Janela"</text:span>, WS_VISIBLE|WS_OVERLAPPEDWINDOW,</text:p>
      <text:p text:style-name="P1"><text:tab/><text:tab/>CW_USEDEFAULT, <text:span text:style-name="T3">/* x */</text:span></text:p>
      <text:p text:style-name="P1"><text:tab/><text:tab/>CW_USEDEFAULT, <text:span text:style-name="T3">/* y */</text:span></text:p>
      <text:p text:style-name="P1"><text:tab/><text:tab/>640, <text:span text:style-name="T3">/* width */</text:span></text:p>
      <text:p text:style-name="P1"><text:tab/><text:tab/>480, <text:span text:style-name="T3">/* height */</text:span></text:p>
      <text:p text:style-name="P1"><text:tab/><text:tab/>NULL,NULL,hInstance,NULL);</text:p>
      <text:p text:style-name="P1"><text:tab/><text:tab/></text:p>
      <text:p text:style-name="P1"><text:tab/><text:tab/>SetWindowText(hwnd, <text:span text:style-name="T10">"Novo nome da janela"</text:span>);</text:p>
      <text:p text:style-name="P1"><text:tab/><text:tab/></text:p>
      <text:p text:style-name="P1"><text:tab/>if(hwnd == NULL) {</text:p>
      <text:p text:style-name="P1"><text:tab/><text:tab/><text:span text:style-name="T5">MessageBox(NULL, </text:span><text:span text:style-name="T12">"Window Creation Failed!"</text:span><text:span text:style-name="T5">, </text:span><text:span text:style-name="T12">"Error!"</text:span><text:span text:style-name="T5">, MB_ICONEXCLAMATION | MB_OK);</text:span></text:p>
      <text:p text:style-name="P1"><text:tab/><text:tab/>return 0;</text:p>
      <text:p text:style-name="P1"><text:tab/><text:tab/>}</text:p>
      <text:p text:style-name="P1"/>
      <text:p text:style-name="P1"><text:tab/><text:span text:style-name="T3">/*</text:span></text:p>
      <text:p text:style-name="P4"><text:tab/><text:tab/>This is the heart of our program where all input is processed and </text:p>
      <text:p text:style-name="P5"><text:tab/><text:tab/>sent to WndProc. Note that GetMessage blocks code flow until it receives</text:p>
      <text:p text:style-name="P5"><text:s/><text:tab/><text:tab/>something, só this loop will not produce unreasonably high CPU usage</text:p>
      <text:p text:style-name="P4"><text:tab/>*/</text:p>
      <text:p text:style-name="P1"><text:tab/><text:span text:style-name="T2">while</text:span>(GetMessage(&amp;msg, NULL, 0, 0) &gt; 0) { <text:span text:style-name="T3">/* If no error is received... */</text:span></text:p>
      <text:p text:style-name="P1"><text:tab/><text:tab/>TranslateMessage(&amp;msg); <text:span text:style-name="T3">/* Translate key codes to chars if present */</text:span></text:p>
      <text:p text:style-name="P1"><text:tab/><text:tab/>DispatchMessage(&amp;msg); <text:span text:style-name="T3">/* Send it to WndProc */</text:span></text:p>
      <text:p text:style-name="P1"><text:tab/><text:tab/>}</text:p>
      <text:p text:style-name="P1"><text:tab/><text:span text:style-name="T2">return</text:span> msg.wParam;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74cm" fo:margin-bottom="2cm" fo:margin-left="1.078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17:05:50.392000000</meta:creation-date>
    <dc:date>2022-05-26T17:50:18.142000000</dc:date>
    <meta:editing-duration>PT33M56S</meta:editing-duration>
    <meta:editing-cycles>5</meta:editing-cycles>
    <meta:generator>LibreOffice/7.0.1.2$Windows_X86_64 LibreOffice_project/7cbcfc562f6eb6708b5ff7d7397325de9e764452</meta:generator>
    <meta:document-statistic meta:table-count="0" meta:image-count="0" meta:object-count="0" meta:page-count="3" meta:paragraph-count="136" meta:word-count="531" meta:character-count="4273" meta:non-whitespace-character-count="3476"/>
  </office:meta>
</office:document-meta>
</file>